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B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A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B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A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B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A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B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S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G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G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L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G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L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CH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B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T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XA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2XM1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YL2X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PTAN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YL2XP1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SQR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SINCO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RNDIN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SCALE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SIN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CO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ICOM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ICO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UBR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P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I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IDIV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I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I</text:p>
          </table:table-cell>
        </table:table-row>
        <table:table-row table:style-name="ro1">
          <table:table-cell office:value-type="string" calcext:value-type="string">
            <text:p>consistentMovAndPop</text:p>
          </table:table-cell>
          <table:table-cell/>
          <table:table-cell office:value-type="string" calcext:value-type="string">
            <text:p>FST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2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3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ADD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IMUL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ICOM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5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ICOM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UB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UBR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IDIV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IDIVR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FREE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TT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I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I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ECX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Div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Div</text:p>
          </table:table-cell>
          <table:table-cell office:value-type="string" calcext:value-type="string">
            <text:p>I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Div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Div</text:p>
          </table:table-cell>
          <table:table-cell office:value-type="string" calcext:value-type="string">
            <text:p>I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F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I2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I2SS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I2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I2SD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PS2P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SS2SI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PD2P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SD2SI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S2P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S2SI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D2P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D2S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mp</text:p>
          </table:table-cell>
          <table:table-cell office:value-type="string" calcext:value-type="string">
            <text:p>UCOMIS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mp</text:p>
          </table:table-cell>
          <table:table-cell office:value-type="string" calcext:value-type="string">
            <text:p>UCOMIS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mp</text:p>
          </table:table-cell>
          <table:table-cell office:value-type="string" calcext:value-type="string">
            <text:p>COMIS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mp</text:p>
          </table:table-cell>
          <table:table-cell office:value-type="string" calcext:value-type="string">
            <text:p>COMI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ROUND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ROUND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ROUNDS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ROUND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SQRT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SQRT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SQRT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SQRT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RSQRT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RSQRT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RCP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RCP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AND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AND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ANDN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ANDN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OR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OR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XOR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XOR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ADD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ADD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ADD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ADD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MUL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MUL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MUL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MULSD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S2PD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D2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S2S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D2SS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DQ2PS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S2DQ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PS2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SUB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SUB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SUB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SUB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IN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IN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IN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IN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Div</text:p>
          </table:table-cell>
          <table:table-cell office:value-type="string" calcext:value-type="string">
            <text:p>DIV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Div</text:p>
          </table:table-cell>
          <table:table-cell office:value-type="string" calcext:value-type="string">
            <text:p>DIV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Div</text:p>
          </table:table-cell>
          <table:table-cell office:value-type="string" calcext:value-type="string">
            <text:p>DIV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Div</text:p>
          </table:table-cell>
          <table:table-cell office:value-type="string" calcext:value-type="string">
            <text:p>DIV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AX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AX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AX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AX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D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B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A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B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A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B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A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B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S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G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G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L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G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L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XCH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XCH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SF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S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MP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MP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MP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MP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Add</text:p>
          </table:table-cell>
          <table:table-cell office:value-type="string" calcext:value-type="string">
            <text:p>ADDSUB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Add</text:p>
          </table:table-cell>
          <table:table-cell office:value-type="string" calcext:value-type="string">
            <text:p>ADDSUB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U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U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U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U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IN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IN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U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U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U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U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AX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AX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ANDN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ANDN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VG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VG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VG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VG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HU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HU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H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HW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VTPD2DQ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VTTPD2DQ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VTDQ2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IN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IN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AX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AX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U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U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ADDW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ADDW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ADB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ADB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7:25:27.017201312</meta:creation-date>
    <dc:date>2023-07-26T17:42:03.799661547</dc:date>
    <meta:editing-duration>PT5M45S</meta:editing-duration>
    <meta:editing-cycles>1</meta:editing-cycles>
    <meta:document-statistic meta:table-count="1" meta:cell-count="1538" meta:object-count="0"/>
    <meta:generator>LibreOffice/7.3.7.2$Linux_X86_64 LibreOffice_project/30$Build-2</meta:generator>
  </office:meta>
</office:document-meta>
</file>